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7.262cm" style:rel-column-width="27994*"/>
    </style:style>
    <style:style style:name="Tabella1.B" style:family="table-column">
      <style:table-column-properties style:column-width="9.738cm" style:rel-column-width="37541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3" style:family="table-row">
      <style:table-row-properties style:min-row-height="3.687cm"/>
    </style:style>
    <style:style style:name="Tabella1.4" style:family="table-row">
      <style:table-row-properties style:min-row-height="3.14cm"/>
    </style:style>
    <style:style style:name="Tabella1.5" style:family="table-row">
      <style:table-row-properties style:min-row-height="2.974cm"/>
    </style:style>
    <style:style style:name="P1" style:family="paragraph" style:parent-style-name="Standard">
      <style:paragraph-properties fo:text-align="center" style:justify-single-word="false"/>
      <style:text-properties fo:font-size="13pt" fo:font-weight="bold" officeooo:rsid="001249c5" officeooo:paragraph-rsid="001249c5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249c5" officeooo:paragraph-rsid="00153bb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officeooo:rsid="0013c684" officeooo:paragraph-rsid="0013c684" style:font-size-asian="11.3500003814697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0pt" fo:font-weight="bold" officeooo:rsid="001249c5" officeooo:paragraph-rsid="00153bb5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1249c5" officeooo:paragraph-rsid="001249c5" style:font-size-asian="11.3500003814697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3c684" officeooo:paragraph-rsid="0013c684" style:font-size-asian="11.3500003814697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48fda" officeooo:paragraph-rsid="00148fda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48fda" officeooo:paragraph-rsid="00148fda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249c5" officeooo:paragraph-rsid="001249c5" style:font-size-asian="11.3500003814697pt" style:font-weight-asian="bold" style:font-size-complex="13pt" style:font-weight-complex="bold"/>
    </style:style>
    <style:style style:name="T1" style:family="text">
      <style:text-properties style:font-name="Symbol"/>
    </style:style>
    <style:style style:name="T2" style:family="text">
      <style:text-properties officeooo:rsid="0013c68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5501" style:font-weight-asian="normal" style:font-weight-complex="normal"/>
    </style:style>
    <style:style style:name="T5" style:family="text">
      <style:text-properties fo:font-weight="normal" officeooo:rsid="0015e792" style:font-weight-asian="normal" style:font-weight-complex="normal"/>
    </style:style>
    <style:style style:name="T6" style:family="text">
      <style:text-properties officeooo:rsid="00155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ZIONE GNSS “DI<text:span text:style-name="T6">BRIS</text:span>”</text:p>
      <text:p text:style-name="P2"/>
      <text:p text:style-name="P1"/>
      <text:p text:style-name="P3">Indirizzo: <text:span text:style-name="T3">Via Dodecaneso, 35 - </text:span><text:span text:style-name="T5">1</text:span><text:span text:style-name="T3">6146 GENO</text:span><text:span text:style-name="T4">V</text:span><text:span text:style-name="T3">A</text:span>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Ricevitore: </text:p>
            <text:p text:style-name="P8"/>
            <text:p text:style-name="P8">u-blox neo m8t</text:p>
            <text:p text:style-name="P8"/>
          </table:table-cell>
          <table:table-cell table:style-name="Tabella1.B1" table:number-rows-spanned="5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9">Antenna:</text:p>
            <text:p text:style-name="P8"/>
            <text:p text:style-name="P8"><text:s/>Tallysman TW4721</text:p>
            <text:p text:style-name="P8"/>
          </table:table-cell>
          <table:covered-table-cell/>
        </table:table-row>
        <table:table-row table:style-name="Tabella1.3">
          <table:table-cell table:style-name="Tabella1.A2" office:value-type="string">
            <text:p text:style-name="P10">Coordinate Geografiche RDN </text:p>
            <text:p text:style-name="P10">(ETRF 2000):</text:p>
            <text:p text:style-name="P6"/>
            <text:p text:style-name="P6"><text:span text:style-name="T1">j</text:span>:</text:p>
            <text:p text:style-name="P6"><text:span text:style-name="T1">l</text:span>:</text:p>
            <text:p text:style-name="P6">h: </text:p>
            <text:p text:style-name="P6"/>
          </table:table-cell>
          <table:covered-table-cell/>
        </table:table-row>
        <table:table-row table:style-name="Tabella1.4">
          <table:table-cell table:style-name="Tabella1.A2" office:value-type="string">
            <text:p text:style-name="P10">Coordinate <text:span text:style-name="T2">Gauss-Boaga</text:span> </text:p>
            <text:p text:style-name="P10">(<text:span text:style-name="T2">Fuso Ovest</text:span>):</text:p>
            <text:p text:style-name="P6"/>
            <text:p text:style-name="P7">N:</text:p>
            <text:p text:style-name="P7">E:</text:p>
            <text:p text:style-name="P7">Quota (m.s.l.m.): </text:p>
            <text:p text:style-name="P7"/>
          </table:table-cell>
          <table:covered-table-cell/>
        </table:table-row>
        <table:table-row table:style-name="Tabella1.5">
          <table:table-cell table:style-name="Tabella1.A2" office:value-type="string">
            <text:p text:style-name="P10">Coordinate Geografiche <text:span text:style-name="T2">IGS05</text:span> </text:p>
            <text:p text:style-name="P10">(ETRF 200<text:span text:style-name="T2">5</text:span>):</text:p>
            <text:p text:style-name="P6"/>
            <text:p text:style-name="P6"><text:span text:style-name="T1">j</text:span>:</text:p>
            <text:p text:style-name="P6"><text:span text:style-name="T1">l</text:span>:</text:p>
            <text:p text:style-name="P6">h: </text:p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Benvenuto</meta:initial-creator>
    <meta:creation-date>2019-02-19T12:38:03.579550428</meta:creation-date>
    <dc:date>2019-02-19T13:43:12.149634755</dc:date>
    <dc:creator>Lorenzo Benvenuto</dc:creator>
    <meta:editing-duration>PT3M3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41" meta:character-count="269" meta:non-whitespace-character-count="241"/>
  </office:meta>
</office:document-meta>
</file>